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bc826" officeooo:paragraph-rsid="001bc826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bc826" officeooo:paragraph-rsid="001bc826" style:font-weight-asian="bold" style:font-weight-complex="bold"/>
    </style:style>
    <style:style style:name="P3" style:family="paragraph" style:parent-style-name="Table_20_Contents">
      <style:text-properties officeooo:rsid="002824ca" officeooo:paragraph-rsid="002824ca"/>
    </style:style>
    <style:style style:name="P4" style:family="paragraph" style:parent-style-name="Table_20_Contents">
      <style:text-properties style:text-position="0% 100%" officeooo:rsid="002b8a96" officeooo:paragraph-rsid="002b8a96"/>
    </style:style>
    <style:style style:name="P5" style:family="paragraph" style:parent-style-name="Table_20_Contents">
      <style:text-properties officeooo:rsid="002a1d61" officeooo:paragraph-rsid="002a1d61"/>
    </style:style>
    <style:style style:name="P6" style:family="paragraph" style:parent-style-name="Standard" style:list-style-name="L1">
      <style:text-properties fo:font-weight="normal" officeooo:rsid="00200ccc" officeooo:paragraph-rsid="00200cc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c826" officeooo:paragraph-rsid="001bc826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e49c2" officeooo:paragraph-rsid="001e49c2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e49c2" officeooo:paragraph-rsid="00200cc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2eb19" officeooo:paragraph-rsid="0022eb19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311042" officeooo:paragraph-rsid="00311042" style:font-weight-asian="normal" style:font-weight-complex="normal"/>
    </style:style>
    <style:style style:name="P12" style:family="paragraph" style:parent-style-name="Standard" style:list-style-name="L1">
      <style:text-properties fo:font-weight="bold" officeooo:rsid="00200ccc" officeooo:paragraph-rsid="00200ccc" style:font-weight-asian="bold" style:font-weight-complex="bold"/>
    </style:style>
    <style:style style:name="P13" style:family="paragraph" style:parent-style-name="Standard" style:list-style-name="L1">
      <style:text-properties fo:font-weight="bold" officeooo:rsid="0022eb19" officeooo:paragraph-rsid="0022eb19" style:font-weight-asian="bold" style:font-weight-complex="bold"/>
    </style:style>
    <style:style style:name="P14" style:family="paragraph" style:parent-style-name="Standard" style:list-style-name="L1">
      <style:text-properties fo:font-weight="bold" officeooo:rsid="002d442f" officeooo:paragraph-rsid="002d442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9c2" style:font-weight-asian="bold" style:font-weight-complex="bold"/>
    </style:style>
    <style:style style:name="T3" style:family="text">
      <style:text-properties fo:font-weight="bold" officeooo:rsid="001bc826" style:font-weight-asian="bold" style:font-weight-complex="bold"/>
    </style:style>
    <style:style style:name="T4" style:family="text">
      <style:text-properties fo:font-weight="bold" officeooo:rsid="001f8301" style:font-weight-asian="bold" style:font-weight-complex="bold"/>
    </style:style>
    <style:style style:name="T5" style:family="text">
      <style:text-properties fo:font-weight="bold" officeooo:rsid="00200ccc" style:font-weight-asian="bold" style:font-weight-complex="bold"/>
    </style:style>
    <style:style style:name="T6" style:family="text">
      <style:text-properties fo:font-weight="bold" officeooo:rsid="002efa3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df99" style:font-weight-asian="normal" style:font-weight-complex="normal"/>
    </style:style>
    <style:style style:name="T9" style:family="text">
      <style:text-properties officeooo:rsid="001f8301"/>
    </style:style>
    <style:style style:name="T10" style:family="text">
      <style:text-properties officeooo:rsid="00200ccc"/>
    </style:style>
    <style:style style:name="T11" style:family="text">
      <style:text-properties officeooo:rsid="0020df99"/>
    </style:style>
    <style:style style:name="T12" style:family="text">
      <style:text-properties officeooo:rsid="002a1d61"/>
    </style:style>
    <style:style style:name="T13" style:family="text">
      <style:text-properties officeooo:rsid="002efa30"/>
    </style:style>
    <style:style style:name="T14" style:family="text">
      <style:text-properties officeooo:rsid="001bc8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Versio<text:span text:style-name="T12">n</text:span>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uthor</text:p>
          </table:table-cell>
          <table:table-cell table:style-name="Table1.D1" office:value-type="string">
            <text:p text:style-name="P5">Comments</text:p>
          </table:table-cell>
        </table:table-row>
        <table:table-row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Table_20_Contents">25/10/2016</text:p>
          </table:table-cell>
          <table:table-cell table:style-name="Table1.A2" office:value-type="string">
            <text:p text:style-name="Table_20_Contents">Simone</text:p>
          </table:table-cell>
          <table:table-cell table:style-name="Table1.D2" office:value-type="string">
            <text:p text:style-name="Table_20_Contents">First draft</text:p>
          </table:table-cell>
        </table:table-row>
      </table:table>
      <text:p text:style-name="P1"/>
      <text:p text:style-name="P2">Glossary</text:p>
      <text:p text:style-name="P1"/>
      <text:list xml:id="list4965374494679544013" text:style-name="L1">
        <text:list-item>
          <text:p text:style-name="P6"><text:span text:style-name="T1">Company</text:span>. </text:p>
        </text:list-item>
        <text:list-item>
          <text:p text:style-name="P14">Mobile application.</text:p>
        </text:list-item>
        <text:list-item>
          <text:p text:style-name="P14">Web application.</text:p>
        </text:list-item>
        <text:list-item>
          <text:p text:style-name="P7"><text:span text:style-name="T1">Unregistered User</text:span>. It is a user who have not signed up on the system yet and therefore has no access to the system functionalities</text:p>
        </text:list-item>
        <text:list-item>
          <text:p text:style-name="P7"><text:span text:style-name="T1">Registered User</text:span>. It is a user who has already signed up on the system, entering all the data required by it.</text:p>
        </text:list-item>
        <text:list-item>
          <text:p text:style-name="P12">Passenger<text:span text:style-name="T7">. It is a </text:span><text:span text:style-name="T11">Re</text:span>gistered <text:span text:style-name="T11">U</text:span>ser ??? <text:span text:style-name="T7">of the system which </text:span><text:span text:style-name="T8">… ????</text:span></text:p>
        </text:list-item>
        <text:list-item>
          <text:p text:style-name="P7"><text:span text:style-name="T1">Mail System</text:span>. It is an external system used by the <text:span text:style-name="T2">S</text:span><text:span text:style-name="T1">ystem</text:span> under analysis in order to provide mail functionalities.</text:p>
        </text:list-item>
        <text:list-item>
          <text:p text:style-name="P7"><text:span text:style-name="T1">GPS System</text:span>. It is an external system used by the system under analysis in order to provide location and time information.</text:p>
        </text:list-item>
        <text:list-item>
          <text:p text:style-name="P11"><text:span text:style-name="T1">Map System</text:span>. <text:span text:style-name="T14">It is an external system used by the system under analysis in order to provide </text:span>a map.</text:p>
        </text:list-item>
        <text:list-item>
          <text:p text:style-name="P7"><text:span text:style-name="T1">Car</text:span>. It is a vehicle owned by the <text:span text:style-name="T2">C</text:span><text:span text:style-name="T1">ompany </text:span>and that can be used by all the <text:span text:style-name="T1">Registered User</text:span>s.</text:p>
        </text:list-item>
        <text:list-item>
          <text:p text:style-name="P8"><text:span text:style-name="T1">Geographical Region</text:span>. It is a specific area inside which <text:span text:style-name="T3">Registered </text:span><text:span text:style-name="T1">User</text:span>s can both reserve and use the <text:span text:style-name="T1">Car</text:span>s <text:span text:style-name="T9">provided by the </text:span><text:span text:style-name="T4">Company</text:span>. <text:span text:style-name="T13">The set of all available </text:span><text:span text:style-name="T6">Geographical Region</text:span><text:span text:style-name="T13">s is predefined by the System.</text:span></text:p>
        </text:list-item>
        <text:list-item>
          <text:p text:style-name="P9"><text:span text:style-name="T1">Parking area</text:span>. A place inside the <text:span text:style-name="T1">Geographical Region </text:span>inside which the <text:span text:style-name="T3">Registered </text:span><text:span text:style-name="T5">User </text:span><text:span text:style-name="T10">is allowed to park the </text:span><text:span text:style-name="T5">Car</text:span><text:span text:style-name="T10">. The set of </text:span><text:span text:style-name="T5">Parking Area</text:span><text:span text:style-name="T10">s is predefined by the </text:span><text:span text:style-name="T5">System</text:span><text:span text:style-name="T10">.</text:span></text:p>
        </text:list-item>
        <text:list-item>
          <text:p text:style-name="P13">Special Parking Area<text:span text:style-name="T7">. It is a special kind of </text:span>Parking Area <text:span text:style-name="T7">inside which the </text:span>Car<text:span text:style-name="T7"> can be recharged.</text:span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jack89 </meta:initial-creator>
    <meta:creation-date>2016-10-25T16:22:54.814516950</meta:creation-date>
    <dc:date>2016-10-25T18:05:49.667739593</dc:date>
    <dc:creator>tigerjack89 </dc:creator>
    <meta:editing-duration>PT1H26M56S</meta:editing-duration>
    <meta:editing-cycles>16</meta:editing-cycles>
    <meta:generator>LibreOffice/5.2.2.2$Linux_X86_64 LibreOffice_project/8f96e87c890bf8fa77463cd4b640a2312823f3ad</meta:generator>
    <meta:document-statistic meta:table-count="1" meta:image-count="0" meta:object-count="0" meta:page-count="2" meta:paragraph-count="23" meta:word-count="246" meta:character-count="1316" meta:non-whitespace-character-count="1105"/>
  </office:meta>
</office:document-meta>
</file>